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P16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by clipping the image.</text:p>
      <text:p text:style-name="P3"/>
      <text:p text:style-name="P16">Filters...</text:p>
      <text:p text:style-name="P16"/>
      <text:p text:style-name="P13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0">url()</text:p>
      <text:p text:style-name="P8">...is used to reference a SVG filter</text:p>
      <text:p text:style-name="P14"/>
      <text:p text:style-name="P13">[CODEBOX]</text:p>
      <text:p text:style-name="P11">.img_box {</text:p>
      <text:p text:style-name="P15"><text:span text:style-name="T1"><text:s/></text:span><text:span text:style-name="T2">filter: url(resource.svg#elementID)</text:span></text:p>
      <text:p text:style-name="P8">}</text:p>
      <text:p text:style-name="P14"/>
      <text:p text:style-name="P10">blur()</text:p>
      <text:p text:style-name="P8">...applies Gaussian blur (does not accept percentages as value)</text:p>
      <text:p text:style-name="P8"/>
      <text:p text:style-name="P19">[CODEBOX]</text:p>
      <text:p text:style-name="P8">img {</text:p>
      <text:p text:style-name="P8">filter: blur(5px);</text:p>
      <text:p text:style-name="P8">}</text:p>
      <text:p text:style-name="P14"><text:soft-page-break/></text:p>
      <text:p text:style-name="P10">brightness()</text:p>
      <text:p text:style-name="P8">...as it sounds (0% = black and 100% is unchanged – can also go above 100%!)</text:p>
      <text:p text:style-name="P8"/>
      <text:p text:style-name="P19">[CODEBOX]</text:p>
      <text:p text:style-name="P8">img {</text:p>
      <text:p text:style-name="P8">filter: brightness(0.5);</text:p>
      <text:p text:style-name="P8">}</text:p>
      <text:p text:style-name="P8"/>
      <text:p text:style-name="P10">contrast()</text:p>
      <text:p text:style-name="P8">...as it sounds (0% = gray and 100% is unchanged – and can go above 100%!)</text:p>
      <text:p text:style-name="P19">[CODEBOX]</text:p>
      <text:p text:style-name="P9">img {</text:p>
      <text:p text:style-name="P15"><text:span text:style-name="T1"><text:s/></text:span><text:span text:style-name="T2">filter: contrast(200%);</text:span></text:p>
      <text:p text:style-name="P8">}</text:p>
      <text:p text:style-name="P14"/>
      <text:p text:style-name="P10">drop-shadow() </text:p>
      <text:p text:style-name="P15"><text:span text:style-name="T1"><text:s/>...a</text:span><text:span text:style-name="T2">pplies a drop-shadow effect to the input image</text:span></text:p>
      <text:p text:style-name="P14"/>
      <text:p text:style-name="P19">[CODEBOX]</text:p>
      <text:p text:style-name="P9">img {</text:p>
      <text:p text:style-name="P12">/*filter: drop-shadow(offset-x offset-y blur-radius color);*/</text:p>
      <text:p text:style-name="P8">filter: drop-shadow(5px 5px 2px black); </text:p>
      <text:p text:style-name="P8">}</text:p>
      <text:p text:style-name="P14"/>
      <text:p text:style-name="P10">grayscale()</text:p>
      <text:p text:style-name="P8">...converts image to greyscale (0% is unchanged and 100% is completely greyscale)</text:p>
      <text:p text:style-name="P8"/>
      <text:p text:style-name="P19">[CODEBOX]</text:p>
      <text:p text:style-name="P9">img {</text:p>
      <text:p text:style-name="P15"><text:span text:style-name="T1"><text:s/></text:span><text:span text:style-name="T2">filter: grayscale(50%);</text:span></text:p>
      <text:p text:style-name="P8">}</text:p>
      <text:p text:style-name="P14"/>
      <text:p text:style-name="P10">hue-rotate()</text:p>
      <text:p text:style-name="P8">...applies hue-rotation to the image (different colour on colour wheel)</text:p>
      <text:p text:style-name="P14"/>
      <text:p text:style-name="P19">[CODEBOX]</text:p>
      <text:p text:style-name="P9">img {</text:p>
      <text:p text:style-name="P8">filter: hue-rotate(90deg);</text:p>
      <text:p text:style-name="P8">}</text:p>
      <text:p text:style-name="P14"/>
      <text:p text:style-name="P10"><text:soft-page-break/>invert()</text:p>
      <text:p text:style-name="P8">...inverts the colours (100% is opposite colour on wheel and 0% is unchanged)</text:p>
      <text:p text:style-name="P14"/>
      <text:p text:style-name="P19">[CODEBOX]</text:p>
      <text:p text:style-name="P9">img {</text:p>
      <text:p text:style-name="P8">filter: invert(33%);</text:p>
      <text:p text:style-name="P8">}</text:p>
      <text:p text:style-name="P8"/>
      <text:p text:style-name="P10">opacity()</text:p>
      <text:p text:style-name="P8">...changes “see-throughness“ (0% is completely transparent and 100% is unchanged)</text:p>
      <text:p text:style-name="P8"/>
      <text:p text:style-name="P19">[CODEBOX]</text:p>
      <text:p text:style-name="P9">img {</text:p>
      <text:p text:style-name="P8">filter: opacity(50%);</text:p>
      <text:p text:style-name="P8">}</text:p>
      <text:p text:style-name="P14"/>
      <text:p text:style-name="P10">saturate()</text:p>
      <text:p text:style-name="P8">... saturates the input image (0% is unsaturated and 100% is unchanged and can over-saturate by going over 100%)</text:p>
      <text:p text:style-name="P14"/>
      <text:p text:style-name="P19">[CODEBOX]</text:p>
      <text:p text:style-name="P9">img {</text:p>
      <text:p text:style-name="P8">filter: saturate(200%);</text:p>
      <text:p text:style-name="P8">}</text:p>
      <text:p text:style-name="P14"/>
      <text:p text:style-name="P10">sepia()</text:p>
      <text:p text:style-name="P18">...converts image to sepia colouration (0% is unchanged and goes to100% )</text:p>
      <text:p text:style-name="P19">[CODEBOX]</text:p>
      <text:p text:style-name="P9">img {</text:p>
      <text:p text:style-name="P8">filter: sepia(20%);</text:p>
      <text:p text:style-name="P18">}</text:p>
      <text:p text:style-name="P8"/>
      <text:p text:style-name="P8">Filters can be combined:</text:p>
      <text:p text:style-name="P19">[CODEBOX]</text:p>
      <text:p text:style-name="P9">img {</text:p>
      <text:p text:style-name="P8">filter: contrast (175%) brightness (75%);</text:p>
      <text:p text:style-name="P8">}</text:p>
      <text:p text:style-name="P1"/>
      <text:p text:style-name="P16">Clipping...</text:p>
      <text:p text:style-name="P16"/>
      <text:p text:style-name="P8">The property creates a clipping region that sets what part of an element should be shown (parts that are inside the region are shown, while those outside are hidden)</text:p>
      <text:p text:style-name="P8"><text:soft-page-break/></text:p>
      <text:p text:style-name="P19">[CODEBOX]</text:p>
      <text:p text:style-name="P20">img {</text:p>
      <text:p text:style-name="P8"><text:span text:style-name="Source_20_Text"><text:span text:style-name="T4">clip-path: padding-box;</text:span></text:span></text:p>
      <text:p text:style-name="P8">}</text:p>
      <text:p text:style-name="P8"/>
      <text:p text:style-name="P8">Values can be: </text:p>
      <text:p text:style-name="P8">margin-box [example box]</text:p>
      <text:p text:style-name="P8">border-box [example box]</text:p>
      <text:p text:style-name="P8">padding-box [example box]</text:p>
      <text:p text:style-name="P8">content-box [example box]</text:p>
      <text:p text:style-name="P8">fill-box [example box]</text:p>
      <text:p text:style-name="P8">stroke-box [example box]</text:p>
      <text:p text:style-name="P8">view-box [example box]</text:p>
      <text:p text:style-name="P8"/>
      <text:p text:style-name="P8">or:</text:p>
      <text:p text:style-name="P8">inset()</text:p>
      <text:p text:style-name="P8">circle()</text:p>
      <text:p text:style-name="P8">ellipse()</text:p>
      <text:p text:style-name="P8">polygon() </text:p>
      <text:p text:style-name="P8">path()</text:p>
      <text:p text:style-name="P8"/>
      <text:p text:style-name="P10">inset</text:p>
      <text:p text:style-name="P19">[CODEBOX]</text:p>
      <text:p text:style-name="P20">img {</text:p>
      <text:p text:style-name="P8"><text:span text:style-name="Source_20_Text"><text:span text:style-name="T4">clip-path: inset(100px 50px);</text:span></text:span></text:p>
      <text:p text:style-name="P8">}</text:p>
      <text:p text:style-name="P8">[example box]</text:p>
      <text:p text:style-name="P8"/>
      <text:p text:style-name="P10">circle</text:p>
      <text:p text:style-name="P19">[CODEBOX]</text:p>
      <text:p text:style-name="P20">img {</text:p>
      <text:p text:style-name="P8"><text:span text:style-name="Source_20_Text"><text:span text:style-name="T4">clip-path: circel(50px at 0 100px);</text:span></text:span></text:p>
      <text:p text:style-name="P8">}</text:p>
      <text:p text:style-name="P8">[example box]</text:p>
      <text:p text:style-name="P8"/>
      <text:p text:style-name="P10">ellipse</text:p>
      <text:p text:style-name="P19">[CODEBOX]</text:p>
      <text:p text:style-name="P20">img {</text:p>
      <text:p text:style-name="P8"><text:span text:style-name="Source_20_Text"><text:span text:style-name="T4">clip-path: ellipse(50px 60px at 0 10% 20%);</text:span></text:span></text:p>
      <text:p text:style-name="P8">}</text:p>
      <text:p text:style-name="P8">[example box]</text:p>
      <text:p text:style-name="P10"><text:soft-page-break/>polygon</text:p>
      <text:p text:style-name="P19">[CODEBOX]</text:p>
      <text:p text:style-name="P20">img {</text:p>
      <text:p text:style-name="P8"><text:span text:style-name="Source_20_Text"><text:span text:style-name="T4">clip-path: polygon(50% 0%, 100% 50%, 50% 100%, 0% 50%);</text:span></text:span></text:p>
      <text:p text:style-name="P8">}</text:p>
      <text:p text:style-name="P8">[example box]</text:p>
      <text:p text:style-name="P8"/>
      <text:p text:style-name="P8">check out <text:a xlink:type="simple" xlink:href="https://bennettfeely.com/clippy/" text:style-name="Internet_20_link" text:visited-style-name="Visited_20_Internet_20_Link">https://bennettfeely.com/clippy/</text:a> </text:p>
      <text:p text:style-name="P8"/>
      <text:p text:style-name="P10">polygon</text:p>
      <text:p text:style-name="P19">[CODEBOX]</text:p>
      <text:p text:style-name="P20">img {</text:p>
      <text:p text:style-name="P8"><text:span text:style-name="Source_20_Text"><text:span text:style-name="T4">clip-path: path(path('M0.5,1 C0.5,1,0,0.7,0,0.3 A0.25,0.25,1,1,1,0.5,0.3 A0.25,0.25,1,1,1,1,0.3 C1,0.7,0.5,1,0.5,1 Z'););</text:span></text:span></text:p>
      <text:p text:style-name="P8">}</text:p>
      <text:p text:style-name="P8">[example box]</text:p>
      <text:p text:style-name="P8"/>
      <text:p text:style-name="P8">and combos too like...</text:p>
      <text:p text:style-name="P8"/>
      <text:p text:style-name="P19">[CODEBOX]</text:p>
      <text:p text:style-name="P15"><text:span text:style-name="Source_20_Text"><text:span text:style-name="T2">clip-path: padding-box circle(50px at 0 100px);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>Don't forget about inherit, initial and unset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>Made by me.</text:span></text:span></text:p>
      <text:p text:style-name="P15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:</text:span></text:span></text:p>
      <text:p text:style-name="P15"><text:span text:style-name="Source_20_Text"><text:span text:style-name="T2">Cascade and Inheritance</text:span></text:span></text:p>
      <text:p text:style-name="P15"><text:span text:style-name="Source_20_Text"><text:span text:style-name="T2">Box Model</text:span></text:span></text:p>
      <text:p text:style-name="P15"><text:span text:style-name="Source_20_Text"><text:span text:style-name="T2">Units &amp; Values</text:span></text:span></text:p>
      <text:p text:style-name="P15"><text:span text:style-name="Source_20_Text"><text:span text:style-name="T2">Selectors</text:span></text:span></text:p>
      <text:p text:style-name="P15"><text:span text:style-name="Source_20_Text"><text:span text:style-name="T2">Display &amp; Positioning</text:span></text:span></text:p>
      <text:p text:style-name="P15"><text:span text:style-name="Source_20_Text"><text:span text:style-name="T2">Flex</text:span></text:span></text:p>
      <text:p text:style-name="P15"><text:span text:style-name="Source_20_Text"><text:span text:style-name="T2">Grid</text:span></text:span></text:p>
      <text:p text:style-name="P15"><text:span text:style-name="Source_20_Text"><text:span text:style-name="T2">Backgrounds</text:span></text:span></text:p>
      <text:p text:style-name="P15"><text:span text:style-name="Source_20_Text"><text:span text:style-name="T2">Text &amp; Fonts</text:span></text:span></text:p>
      <text:p text:style-name="P15"><text:span text:style-name="Source_20_Text"><text:span text:style-name="T2">Lists &amp; Links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>I am</text:span></text:span></text:p>
      <text:p text:style-name="P15"><text:span text:style-name="Source_20_Text"><text:span text:style-name="T2">MazOnTheMoon (Mary Ronan)</text:span></text:span></text:p>
      <text:p text:style-name="P15"><text:span text:style-name="Source_20_Text"><text:span text:style-name="T2">[Github]</text:span></text:span></text:p>
      <text:p text:style-name="P15"><text:soft-page-break/><text:span text:style-name="Source_20_Text"><text:span text:style-name="T2">[CodePen]</text:span></text:span></text:p>
      <text:p text:style-name="P15"><text:span text:style-name="Source_20_Text"><text:span text:style-name="T2">[Linkedin]</text:span></text:span></text:p>
      <text:p text:style-name="P15"><text:span text:style-name="Source_20_Text"><text:span text:style-name="T2">[Wordpress]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5-28T18:02:26.84</dc:date>
    <dc:creator>Mary Ronan</dc:creator>
    <meta:editing-duration>PT1H32S</meta:editing-duration>
    <meta:editing-cycles>12</meta:editing-cycles>
    <meta:document-statistic meta:table-count="0" meta:image-count="0" meta:object-count="0" meta:page-count="6" meta:paragraph-count="164" meta:word-count="580" meta:character-count="3711"/>
  </office:meta>
</office:document-meta>
</file>